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family-generic="decorative" style:font-charset="x-symbol"/>
    <style:font-face style:name="StarSymbol" svg:font-family="StarSymbol"/>
    <style:font-face style:name="Tahoma1" svg:font-family="Tahoma"/>
    <style:font-face style:name="Arial" svg:font-family="Arial" style:font-family-generic="swiss"/>
    <style:font-face style:name="Courier" svg:font-family="Courier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justify" style:justify-single-word="false"/>
      <style:text-properties style:font-name="Arial"/>
    </style:style>
    <style:style style:name="P2" style:family="paragraph" style:parent-style-name="Heading_20_2">
      <style:paragraph-properties fo:text-align="justify" style:justify-single-word="false"/>
      <style:text-properties style:font-name="Arial"/>
    </style:style>
    <style:style style:name="P3" style:family="paragraph" style:parent-style-name="Text_20_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4" style:family="paragraph" style:parent-style-name="Text_20_body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5" style:family="paragraph" style:parent-style-name="Text_20_body" style:list-style-name="L2">
      <style:text-properties style:font-name="Courier" fo:font-size="11pt" style:font-size-asian="11pt" style:font-size-complex="11pt"/>
    </style:style>
    <style:style style:name="P6" style:family="paragraph" style:parent-style-name="Text_20_body">
      <style:text-properties style:font-name="Arial" fo:font-size="11pt" style:font-size-asian="11pt" style:font-size-complex="11pt"/>
    </style:style>
    <style:style style:name="P7" style:family="paragraph" style:parent-style-name="Text_20_body" style:list-style-name="L3">
      <style:text-properties style:font-name="Arial" fo:font-size="11pt" style:font-size-asian="11pt" style:font-size-complex="11pt"/>
    </style:style>
    <style:style style:name="P8" style:family="paragraph" style:parent-style-name="Text_20_body" style:list-style-name="L4">
      <style:text-properties style:font-name="Courier" fo:font-size="11pt" style:font-size-asian="11pt" style:font-size-complex="11pt"/>
    </style:style>
    <style:style style:name="P9" style:family="paragraph" style:parent-style-name="Text_20_body">
      <style:text-properties style:font-name="Ari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fo:language="en" fo:country="US" style:font-name-asian="Arial" style:font-name-complex="Arial"/>
    </style:style>
    <style:style style:name="T5" style:family="text">
      <style:text-properties style:text-position="super 58%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Minimum Spanning Trees – Handout <text:span text:style-name="T1">(by Schalk-Willem Krüger)</text:span></text:h>
      <text:h text:style-name="P2" text:outline-level="2">Definitions</text:h>
      <text:p text:style-name="P3"><text:span text:style-name="T2">Spanning Tree:</text:span><text:span text:style-name="T3"> </text:span><text:span text:style-name="T4">A spanning tree of a graph is a subgraph that contains all the vertices of the graph and some or all of the edges</text:span></text:p>
      <text:p text:style-name="P3"><text:span text:style-name="T2">Minimum Spanninng Tree:</text:span><text:span text:style-name="T3"> A</text:span><text:span text:style-name="T4"> minimum-weight tree in a weighted graph which contains all of the graph’s vertices.</text:span></text:p>
      <text:h text:style-name="Heading_20_2" text:outline-level="2">Application</text:h>
      <text:p text:style-name="P4">MST's can be applied to problems like phone networks, computer networks and trail networks</text:p>
      <text:h text:style-name="Heading_20_2" text:outline-level="2">Prim's algorithm</text:h>
      <text:list text:style-name="L2">
        <text:list-item>
          <text:p text:style-name="P5">let T be a single vertex</text:p>
        </text:list-item>
        <text:list-item>
          <text:p text:style-name="P5">while (T has fewer than n vertices) {</text:p>
        </text:list-item>
        <text:list-item>
          <text:p text:style-name="P5"><text:tab/>find the smallest edge connecting a vertex not in the tree to <text:tab/><text:tab/>a vertex in the tree</text:p>
        </text:list-item>
        <text:list-item>
          <text:p text:style-name="P5"><text:tab/>add it to T</text:p>
        </text:list-item>
        <text:list-item>
          <text:p text:style-name="P5">}</text:p>
        </text:list-item>
      </text:list>
      <text:p text:style-name="P6">Prim's algorithm can be speeded up by using other data structures, for example a heap. Use a heap to remember, for each vertex, the smallest edge connecting T with that vertex.</text:p>
      <text:p text:style-name="P6">Running time: O(n<text:span text:style-name="T5">2</text:span>). Using heap: O(m + n log n)</text:p>
      <text:h text:style-name="Heading_20_2" text:outline-level="2">Kruskal's algorithm</text:h>
      <text:list text:style-name="L3">
        <text:list-item>
          <text:p text:style-name="P7">Sort edges in order of increasing weight. </text:p>
        </text:list-item>
        <text:list-item>
          <text:p text:style-name="P7">Process edges in sort-order. </text:p>
        </text:list-item>
        <text:list-item>
          <text:p text:style-name="P7">For each edge, add it to the MST if it does not cause a cycle. </text:p>
        </text:list-item>
      </text:list>
      <text:p text:style-name="P6">Pseudo-code:</text:p>
      <text:list text:style-name="L4">
        <text:list-item>
          <text:p text:style-name="P8">Initialize MST to be empty;</text:p>
        </text:list-item>
        <text:list-item>
          <text:p text:style-name="P8">Place each vertex in its own set;</text:p>
        </text:list-item>
        <text:list-item>
          <text:p text:style-name="P8">Sort edges of G in increasing-order;</text:p>
        </text:list-item>
        <text:list-item>
          <text:p text:style-name="P8">for each edge e = (u,v) in order</text:p>
        </text:list-item>
        <text:list-item>
          <text:p text:style-name="P8"><text:s text:c="5"/>if u and v are not in the same set</text:p>
        </text:list-item>
        <text:list-item>
          <text:p text:style-name="P8"><text:s text:c="8"/>Add e to MST;</text:p>
        </text:list-item>
        <text:list-item>
          <text:p text:style-name="P8"><text:s text:c="8"/>Compute the union of the two sets;</text:p>
        </text:list-item>
        <text:list-item>
          <text:p text:style-name="P8"><text:s text:c="5"/>endif</text:p>
        </text:list-item>
        <text:list-item>
          <text:p text:style-name="P8">endfor</text:p>
        </text:list-item>
        <text:list-item>
          <text:p text:style-name="P8">return MST </text:p>
        </text:list-item>
      </text:list>
      <text:p text:style-name="P9">Running time: O(m log m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family-generic="decorative" style:font-charset="x-symbol"/>
    <style:font-face style:name="StarSymbol" svg:font-family="StarSymbol"/>
    <style:font-face style:name="Tahoma1" svg:font-family="Tahoma"/>
    <style:font-face style:name="Arial" svg:font-family="Arial" style:font-family-generic="swiss"/>
    <style:font-face style:name="Courier" svg:font-family="Courier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font-name-asian="DejaVu Sans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RTF_5f_Num_20_2_20_1" style:display-name="RTF_Num 2 1" style:family="text">
      <style:text-properties style:font-name="Wingdings" fo:font-size="14pt"/>
    </style:style>
    <style:style style:name="RTF_5f_Num_20_3_20_1" style:display-name="RTF_Num 3 1" style:family="text">
      <style:text-properties style:font-name="Wingdings" fo:font-size="11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u" style:num-format="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 text:consecutive-numbering="true">
      <text:list-level-style-number text:level="1" text:style-name="RTF_5f_Num_20_3_20_1" style:num-prefix="n" style:num-format="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Schalk-Willem Kruger</meta:initial-creator>
    <meta:creation-date>2008-04-28T10:07:26</meta:creation-date>
    <dc:creator>Schalk-Willem Kruger</dc:creator>
    <dc:date>2008-04-28T10:22:13</dc:date>
    <dc:language>en-GB</dc:language>
    <meta:editing-cycles>4</meta:editing-cycles>
    <meta:editing-duration>PT14M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0" meta:word-count="235" meta:character-count="1251"/>
  </office:meta>
</office:document-meta>
</file>